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Caladea" svg:font-family="Caladea" style:font-adornments="Negrit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text-properties officeooo:rsid="000ecd82" officeooo:paragraph-rsid="000ecd82"/>
    </style:style>
    <style:style style:name="P3" style:family="paragraph" style:parent-style-name="Text_20_body">
      <style:paragraph-properties fo:text-align="justify" style:justify-single-word="false"/>
      <style:text-properties officeooo:rsid="00111cc7" officeooo:paragraph-rsid="00111cc7"/>
    </style:style>
    <style:style style:name="P4" style:family="paragraph" style:parent-style-name="Text_20_body">
      <style:paragraph-properties fo:text-align="justify" style:justify-single-word="false"/>
      <style:text-properties officeooo:rsid="00115aa8" officeooo:paragraph-rsid="00115aa8"/>
    </style:style>
    <style:style style:name="P5" style:family="paragraph" style:parent-style-name="Text_20_body">
      <style:paragraph-properties fo:text-align="justify" style:justify-single-word="false"/>
      <style:text-properties officeooo:rsid="0012a9f2" officeooo:paragraph-rsid="0012a9f2"/>
    </style:style>
    <style:style style:name="P6" style:family="paragraph" style:parent-style-name="Text_20_body">
      <style:paragraph-properties fo:text-align="justify" style:justify-single-word="false"/>
      <style:text-properties officeooo:rsid="00111cc7" officeooo:paragraph-rsid="00137f95"/>
    </style:style>
    <style:style style:name="P7" style:family="paragraph" style:parent-style-name="Heading_20_1">
      <style:paragraph-properties fo:text-align="center" style:justify-single-word="false"/>
      <style:text-properties officeooo:rsid="000e231a" officeooo:paragraph-rsid="000e231a"/>
    </style:style>
    <style:style style:name="P8" style:family="paragraph" style:parent-style-name="Heading_20_3">
      <style:paragraph-properties fo:text-align="center" style:justify-single-word="false"/>
    </style:style>
    <style:style style:name="T1" style:family="text">
      <style:text-properties officeooo:rsid="000f16de"/>
    </style:style>
    <style:style style:name="T2" style:family="text">
      <style:text-properties officeooo:rsid="000fd5d6"/>
    </style:style>
    <style:style style:name="T3" style:family="text">
      <style:text-properties officeooo:rsid="001057da"/>
    </style:style>
    <style:style style:name="T4" style:family="text">
      <style:text-properties officeooo:rsid="0010669a"/>
    </style:style>
    <style:style style:name="T5" style:family="text">
      <style:text-properties officeooo:rsid="00125e31"/>
    </style:style>
    <style:style style:name="T6" style:family="text">
      <style:text-properties officeooo:rsid="00137f95"/>
    </style:style>
    <style:style style:name="T7" style:family="text">
      <style:text-properties officeooo:rsid="0015390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1">INFORME</text:h>
      <text:h text:style-name="P8" text:outline-level="3">PRÁCTICA DE DISEÑO</text:h>
      <text:p text:style-name="P1"/>
      <text:p text:style-name="P2">Posibles candidatos: </text:p>
      <text:p text:style-name="P2">- Responsabilidad unica. <text:span text:style-name="T2">Las clases que implementan la interfaz realizan el trabajo, Order </text:span><text:span text:style-name="T6">delega la responsabilidad en la interfaz</text:span><text:span text:style-name="T2">, por otra parte ProductCount se encarga de los cambios que se realizan en la propia clase.</text:span> (habria que conseguir que el log dependa de una clase por separado).</text:p>
      <text:p text:style-name="P2">- Principio abierto-cerrado ??. Para añadir mas comportamientos (o estados) a Order solo habría que crear una clase nueva que implementa la interfaz, crear un metodo en interfaz si es necesario para la nueva clase y permitir el paso a través de Order.</text:p>
      <text:p text:style-name="P2"/>
      <text:p text:style-name="P2">- <text:span text:style-name="T1">Principio de inversión de la dependencia: El comportamiento de Order depende esencialmente de una interfaz.</text:span></text:p>
      <text:p text:style-name="P2"/>
      <text:p text:style-name="P2">- <text:span text:style-name="T1">Patrón estados.</text:span></text:p>
      <text:p text:style-name="P2"/>
      <text:p text:style-name="P2">- <text:span text:style-name="T3">Patrón instancia única. </text:span><text:span text:style-name="T4">Aplicado a las clases que implementan la interfaz. Como dichos métodos no cambian de una orden a otra y tampoco contienen parámetros que puedan ser modificados, podemos crear una única instancia de cada clase y usarla en cualquier orden.</text:span></text:p>
      <text:p text:style-name="P2">-------------------------------------------------------------------</text:p>
      <text:p text:style-name="P3">En el ejercicio 1 seguimos los principios de responsabilidad única, abierto-cerrado y inversión de la dependencia.</text:p>
      <text:p text:style-name="P6">El principio de responsabilidad única establece que cada objeto debe tener una única responsabilidad y que la responsabilidad esté encapsulada dentro de la clase. Por tanto los servicios que provee el objeto están ligados con dicha responsabilidad. En nuestro caso se puede observar que <text:span text:style-name="T6">l</text:span><text:span text:style-name="T2">as clases que implementan la interfaz realizan el trabajo, Order </text:span><text:span text:style-name="T6">delega la responsabilidad en la interfaz </text:span><text:span text:style-name="T7">ProductState</text:span><text:span text:style-name="T6">. Además </text:span>las distintas clases que necesitan cambiar la cantidad de un producto delegan esa tarea a <text:s text:c="2"/>ProductCount que solo se encarga de la gestión de las cantidades de productos pedidas por el cliente mientras que esta clase a su vez delega a Product la gestión del stock del producto (y la comprobación de no estar pidiendo más productos de los que hay en stock).</text:p>
      <text:p text:style-name="P3"/>
      <text:p text:style-name="P4">El principio abierto-cerrado indica que si es necesario añadir nuevas funcionalidades al programa no debería de ser necesario modificar las clases ya existentes para añadir dichas funcionalidades, es decir que se deben crear las clases de manera que sean compatibles con futuras extensiones. <text:span text:style-name="T5">En este ejercicio debido al patrón seguido es posible que haga falta realizar modificaciones mínimas a algunas clases ya existentes como Order o ProductState, por ejemplo para permitir el seguimiento </text:span><text:soft-page-break/><text:span text:style-name="T5">de la entrega de un pedido haría falta añadir un método en Order y en ProductState que permita el cambio de estado a entrega y implementar el método en algún estado anterior para pasar a estado de entrega, pero el resto de clases no relacionadas no necesitan cambiar su código debido a que todos los métodos de la interfaz ProductState tienen (y deberían seguir teniendo tras la extensión) una implementación por defecto.</text:span></text:p>
      <text:p text:style-name="P4"/>
      <text:p text:style-name="P5">El Principio de la Inversión de la Dependencia establece que deberíamos depender de abstracciones en vez de concreciones en otros términos depender de interfaces o clases abstractas en vez de clases o funciones concretas. Esto lo podemos observar en Order, en donde en vez de depender de una o varias clases dependemos de la interfaz ProductState, lo que permite métodos con comportamientos distintos según el estado.</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Caladea" svg:font-family="Caladea" style:font-adornments="Negrit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Caladea" fo:font-family="Caladea" style:font-style-name="Negrita" style:font-family-generic="roman" style:font-pitch="variable" fo:font-size="24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Caladea" fo:font-family="Caladea" style:font-style-name="Negrita" style:font-family-generic="roman" style:font-pitch="variable" fo:font-size="16pt" fo:font-weight="bold" style:font-size-asian="14pt" style:font-weight-asian="bold" style:font-size-complex="14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30T14:42:40.967000000</meta:creation-date>
    <dc:date>2022-12-08T21:32:48.580169560</dc:date>
    <meta:editing-duration>PT2H2M50S</meta:editing-duration>
    <meta:editing-cycles>14</meta:editing-cycles>
    <meta:generator>LibreOffice/7.4.3.2$Linux_X86_64 LibreOffice_project/40$Build-2</meta:generator>
    <meta:document-statistic meta:table-count="0" meta:image-count="0" meta:object-count="0" meta:page-count="2" meta:paragraph-count="13" meta:word-count="511" meta:character-count="3259" meta:non-whitespace-character-count="2758"/>
  </office:meta>
</office:document-meta>
</file>